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- OpenOffice.org 2.0.3 magyar változat</text:p>
      <text:p text:style-name="Standard"><text:line-break/>Kedves Hölgyem és Uram!<text:line-break/><text:line-break/><text:line-break/>Az OpenOffice.org közössége nevében arra kérném Önt, hogy lehetőség szerint adja közre termékünk, az OpenOffice.org 2.0.3 magyar változat megjelenéséről szóló bejelentést, részben vagy egészben. A bejelentést a Ooo203huFSF.odt és a Ooo203huFSF.doc nevű fájlban találja. Amennyiben úgy gondolja, hogy a bejelentés túl szakmai az Ön által képviselt média számára, úgy nagy örömmel vennénk, ha lehetőséget biztosítana a bemutatkozó írás (Bemutatkozik_az_OpenOffice.org_irodai_programcsomag.odt és Bemutatkozik_az_OpenOffice.org_irodai_programcsomag.doc) egészében vagy részben történő leközlésére.<text:line-break/>Amennyiben nem ismerné az általunk Magyarországon képviselt terméket, úgy olvassa el a következő bekezdést, amely a bemutatóban is olvasható:<text:line-break/>Az OpenOffice.org széles körben elterjedt, nyílt forráskódú irodai programcsomag, amely kiválóan alkalmas szövegszerkesztési, táblázatkezelési, bemutatókészítési, adatbázis-kezelési és rajzolási feladatok megvalósítására. A programcsomag a kor igényeinek megfelelő eszköz, amelynek működése nagymértékben hasonlít a kereskedelmi forgalomban lévő hasonló célú programcsomagokhoz. De azokkal ellentétben, az OpenOffice.org teljesen ingyenes és szabadon használható tetszőleges számú számítógépen, bármilyen célra, magánszemélyek és vállalkozások esetében egyaránt.<text:line-break/><text:line-break/>Mint láthatja, a fejlesztési szemléletből következően a termék korlátozásoktól mentes, teljesen ingyenes szoftver, amelynek fejlesztése közösségi alapokon történik. Mivel a termék előállítása és terjesztése nem üzleti alapon történik, a reklámra költhető összegek gyakorlatilag a nullával egyenlőek. Arra kérjük tehát, hogy lehetőség szerint, mutassa meg Ön is a világnak ezt a közkincset.<text:line-break/><text:line-break/>A mellékletekben leírtakon kívül további információkat az OpenOffice.org Közösség magyar oldalán a: <text:a xlink:type="simple" xlink:href="http://hu.openoffice.org/">http://hu.openoffice.org/</text:a> valamint a <text:a xlink:type="simple" xlink:href="http://www.openoffice.org/">http://www.openoffice.org/</text:a> honlapokon talál.<text:line-break/><text:line-break/>Az OpenOffice.org irodai programcsomagot az alábbi oldalakról töltheti le:</text:p>
      <text:p text:style-name="Standard">http://hu.openoffice.org/about-downloads.html</text:p>
      <text:p text:style-name="Standard">(magyar nyelvű verzió)</text:p>
      <text:p text:style-name="Standard">http://download.openoffice.org/index.html</text:p>
      <text:p text:style-name="Standard">(angol és más nyelvű verziók)<text:line-break/><text:line-break/>További marketinganyagokat a <text:line-break/><text:a xlink:type="simple" xlink:href="http://hu.openoffice.org/servlets/ProjectDocumentList?folderID=525">http://hu.openoffice.org/servlets/ProjectDocumentList?folderID=525</text:a> <text:line-break/>oldalon találhat. <text:line-break/><text:line-break/><text:line-break/>A bejelentéssel vagy a termékkel kapcsolatban megjelenő hírekről, cikkekről - lehetőség szerint - tájékoztatást kérünk.<text:line-break/><text:line-break/>Kérdéseikre örömmel válaszolok én vagy kollégám: Tímár András (timar@fsf.hu), továbbá kérdéseiket feltehetik a bejelentésben ismertetett levelezőlistákon is. </text:p>
      <text:p text:style-name="Standard"/>
      <text:p text:style-name="Standard">Köszönettel:</text:p>
      <text:p text:style-name="Standard">Szalai Kálmán</text:p>
      <text:p text:style-name="Standard"><text:a xlink:type="simple" xlink:href="mailto:kami_@openoffice.org">kami_@openoffice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9031</meta:generator>
    <meta:creation-date>2006-03-18T18:06:43</meta:creation-date>
    <dc:creator>Kálmán Szalai</dc:creator>
    <dc:date>2006-07-03T08:08:50</dc:date>
    <dc:language>hu-HU</dc:language>
    <meta:editing-cycles>6</meta:editing-cycles>
    <meta:editing-duration>PT47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03" meta:character-count="2607"/>
  </office:meta>
</office:document-meta>
</file>